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BlackboxtestStoryID6" style:family="table">
      <style:table-properties style:width="16.999cm" table:align="margins"/>
    </style:style>
    <style:style style:name="BlackboxtestStoryID6.A" style:family="table-column">
      <style:table-column-properties style:column-width="4.249cm" style:rel-column-width="16383*"/>
    </style:style>
    <style:style style:name="BlackboxtestStoryID6.D" style:family="table-column">
      <style:table-column-properties style:column-width="4.251cm" style:rel-column-width="16386*"/>
    </style:style>
    <style:style style:name="BlackboxtestStoryID6.A1" style:family="table-cell">
      <style:table-cell-properties fo:padding="0.097cm" fo:border-left="0.002cm solid #000000" fo:border-right="none" fo:border-top="0.002cm solid #000000" fo:border-bottom="0.002cm solid #000000"/>
    </style:style>
    <style:style style:name="BlackboxtestStoryID6.D1" style:family="table-cell">
      <style:table-cell-properties fo:padding="0.097cm" fo:border="0.002cm solid #000000"/>
    </style:style>
    <style:style style:name="BlackboxtestStoryID6.A2" style:family="table-cell">
      <style:table-cell-properties fo:padding="0.097cm" fo:border-left="0.002cm solid #000000" fo:border-right="none" fo:border-top="none" fo:border-bottom="0.002cm solid #000000"/>
    </style:style>
    <style:style style:name="BlackboxtestStoryID6.D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BlackboxtestStoryID6.D4" style:family="table-cell">
      <style:table-cell-properties fo:background-color="#579d1c" fo:padding="0.097cm" fo:border-left="0.002cm solid #000000" fo:border-right="0.002cm solid #000000" fo:border-top="none" fo:border-bottom="0.002cm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style:font-name="Arial" fo:font-size="12pt" fo:font-weight="bold" style:font-size-asian="12pt" style:font-weight-asian="bold" style:font-size-complex="12pt" style:font-weight-complex="bold"/>
    </style:style>
    <style:style style:name="P3" style:family="paragraph" style:parent-style-name="Table_20_Contents">
      <style:paragraph-properties fo:text-align="center" style:justify-single-word="false"/>
      <style:text-properties style:font-name="Arial" fo:font-size="12pt" style:font-size-asian="12pt" style:font-size-complex="12pt"/>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style:font-name="Arial"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9" style:family="paragraph" style:parent-style-name="Standard">
      <style:text-properties style:font-name="Arial" fo:font-size="10pt" style:font-size-asian="10pt" style:font-size-complex="10pt"/>
    </style:style>
    <style:style style:name="P10" style:family="paragraph" style:parent-style-name="Standard">
      <style:paragraph-properties fo:text-align="start" style:justify-single-word="false"/>
      <style:text-properties style:font-name="Arial" fo:font-size="10pt" fo:font-weight="bold" style:font-size-asian="10pt" style:font-weight-asian="bold" style:font-size-complex="10pt" style:font-weight-complex="bold"/>
    </style:style>
    <style:style style:name="P11" style:family="paragraph" style:parent-style-name="Standard">
      <style:paragraph-properties fo:text-align="start" style:justify-single-word="fals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2" style:family="paragraph" style:parent-style-name="Standard">
      <style:paragraph-properties fo:text-align="start" style:justify-single-word="fals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Arial" style:font-size-complex="10pt" style:font-style-complex="normal" style:font-weight-complex="bold" style:text-emphasize="none" style:text-overline-style="none" style:text-overline-color="font-color"/>
    </style:style>
    <style:style style:name="P13" style:family="paragraph" style:parent-style-name="Standard">
      <style:paragraph-properties fo:text-align="start" style:justify-single-word="false"/>
      <style:text-properties style:use-window-font-color="true"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14" style:family="paragraph" style:parent-style-name="Standard" style:list-style-name="L1">
      <style:text-properties style:font-name="Arial" fo:font-size="10pt" style:font-size-asian="10pt" style:font-size-complex="10pt"/>
    </style:style>
    <style:style style:name="P15" style:family="paragraph" style:parent-style-name="Standard" style:list-style-name="L1">
      <style:text-properties style:font-name="Arial" fo:font-size="10pt" fo:font-weight="normal" style:font-size-asian="10pt" style:font-weight-asian="normal" style:font-size-complex="10pt" style:font-weight-complex="normal"/>
    </style:style>
    <style:style style:name="T1" style:family="text">
      <style:text-properties style:text-outline="false" style:text-line-through-style="none" fo:font-style="normal" fo:text-shadow="none" style:text-underline-style="none" style:font-name-asian="Arial" style:font-style-asian="normal" style:font-name-complex="Arial" style:font-style-complex="normal" style:text-emphasize="none" style:text-overline-style="none" style:text-overline-color="font-color"/>
    </style:style>
    <style:style style:name="T2" style:family="text">
      <style:text-properties style:text-outline="false" style:text-line-through-style="none" fo:font-style="normal" fo:text-shadow="none" style:text-underline-style="none" fo:font-weight="bold" style:font-name-asian="Arial" style:font-style-asian="normal" style:font-weight-asian="bold" style:font-name-complex="Arial" style:font-style-complex="normal" style:font-weight-complex="bold" style:text-emphasize="none" style:text-overline-style="none" style:text-overline-color="font-color"/>
    </style:style>
    <style:style style:name="T3" style:family="text">
      <style:text-properties fo:font-weight="bold" style:font-weight-asian="bold" style:font-weight-complex="bold"/>
    </style:style>
    <style:style style:name="T4" style:family="text">
      <style:text-properties style:font-name="Arial" fo:font-weight="bold" style:font-weight-asian="bold" style:font-weight-complex="bold"/>
    </style:style>
    <style:style style:name="T5" style:family="text">
      <style:text-properties style:font-name="Arial" fo:font-size="10pt" fo:font-weight="bold" style:font-size-asian="10pt" style:font-weight-asian="bold" style:font-size-complex="10pt" style:font-weight-complex="bold"/>
    </style:style>
    <style:style style:name="T6" style:family="text">
      <style:text-properties style:font-name="Arial" fo:font-size="10pt" style:font-size-asian="10pt" style:font-size-complex="10pt"/>
    </style:style>
    <style:style style:name="T7" style:family="text">
      <style:text-properties fo:font-weight="normal" style:font-weight-asian="normal" style:font-weight-complex="normal"/>
    </style:style>
    <style:style style:name="T8" style:family="text">
      <style:text-properties style:use-window-font-color="true" style:text-outline="false" style:text-line-through-style="none" fo:font-style="normal" fo:text-shadow="none" style:text-underline-style="none" fo:font-weight="bold" style:font-name-asian="Arial" style:font-style-asian="normal" style:font-weight-asian="bold" style:font-name-complex="Arial" style:font-style-complex="normal" style:font-weight-complex="bold" style:text-emphasize="none" style:text-overline-style="none" style:text-overline-color="font-color"/>
    </style:style>
    <style:style style:name="T9" style:family="text">
      <style:text-properties style:use-window-font-color="true" style:text-outline="false" style:text-line-through-style="none" fo:font-style="normal" fo:text-shadow="none" style:text-underline-style="none" style:font-name-asian="Arial" style:font-style-asian="normal" style:font-name-complex="Arial" style:font-style-complex="normal" style:text-emphasize="none" style:text-overline-style="none" style:text-overline-color="font-color"/>
    </style:style>
    <style:style style:name="T10" style:family="text">
      <style:text-properties style:use-window-font-color="true" style:text-outline="false" style:text-line-through-style="none" style:font-name="Arial" fo:font-style="normal" fo:text-shadow="none" style:text-underline-style="none" fo:font-weight="bold" style:font-name-asian="Arial" style:font-style-asian="normal" style:font-weight-asian="bold" style:font-name-complex="Arial" style:font-style-complex="normal" style:font-weight-complex="bold" style:text-emphasize="none" style:text-overline-style="none" style:text-overline-color="font-color"/>
    </style:style>
    <style:style style:name="T11" style:family="text">
      <style:text-properties style:use-window-font-color="true" style:text-outline="false" style:text-line-through-style="none" style:font-name="Arial" fo:font-style="normal" fo:text-shadow="none" style:text-underline-style="none" style:font-name-asian="Arial" style:font-style-asian="normal" style:font-name-complex="Arial" style:font-style-complex="normal" style:text-emphasize="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lackbox test Story ID 18 <text:s/>"<text:span text:style-name="T1">Test av baskrav implementerade under Sp4</text:span>"</text:p>
      <text:p text:style-name="P5"/>
      <text:p text:style-name="P8">Test av funktionalitet av implementerad kod <text:s/>från sprint 4, Blackboxtestet avser testa tidigare fungerande funktionalitet samt ny funktionalitet framförallt den implementerad i Story ID 19 (Arbeta med enhet och sprite när den förs mot terräng).</text:p>
      <text:p text:style-name="P8"/>
      <text:p text:style-name="P4"><text:span text:style-name="T5">Mål av test:</text:span><text:span text:style-name="T6"> Är att dokumentera implementerad kod i nämnda Story ID. Se </text:span><text:a xlink:type="simple" xlink:href="../../Produkt%20backlog-Rabbid%20wars.xls"><text:span text:style-name="T6">Produkt Backlog</text:span></text:a><text:span text:style-name="T6"> för detaljer av olika story. Samt testa följande baskrav ifrån min </text:span><text:a xlink:type="simple" xlink:href="../../Vision_dg222cs.doc"><text:span text:style-name="T6">vision</text:span></text:a><text:span text:style-name="T6">.</text:span></text:p>
      <text:p text:style-name="P8"/>
      <text:p text:style-name="P8"><text:span text:style-name="T2">BK 2.2</text:span><text:span text:style-name="T9"> Förflytta din enhet och placera den i bättre position.</text:span></text:p>
      <text:p text:style-name="P8"><text:span text:style-name="T8">BK 2.1</text:span><text:span text:style-name="T9"> Spelet ska ha minst 2 vapen, ett som skjuter linjärt och ett som rör sig i en radie mot nedslagsplatsen.</text:span></text:p>
      <text:p text:style-name="P8"><text:span text:style-name="T10">BK 2.4</text:span><text:span text:style-name="T11"> När en fiende eller egen enhet träffas av attack, så ska den ta skada eller dö.</text:span></text:p>
      <text:p text:style-name="P8"><text:span text:style-name="T10">BK 3.3 </text:span><text:span text:style-name="T11">Terräng ska vara varierande och taktiskt utmanande.</text:span></text:p>
      <text:p text:style-name="P11"/>
      <text:p text:style-name="P7">Test av <text:span text:style-name="T3">BK2.2</text:span> Förflytta din enhet och placera den i bättre position.</text:p>
      <text:p text:style-name="P7"/>
      <text:p text:style-name="P8"><text:span text:style-name="T3">Förkrav:</text:span> Testet startar när index.html laddas klart och utförs i Firefox.</text:p>
      <text:p text:style-name="P8"/>
      <text:p text:style-name="P10">Utförande: </text:p>
      <text:p text:style-name="P8">Case 1: Användare styr enhet åt vänster genom trycka ner vänster piltangent.</text:p>
      <text:p text:style-name="P8">Case 2: Användare styr enhet åt höger genom trycka ner höger piltangent.</text:p>
      <text:p text:style-name="P8">Case 3: Användare hoppar med enhet genom trycka piltangent uppåt.</text:p>
      <text:p text:style-name="P8">Case 4: Användare Trycker på nedpil för få enhet att gå neråt.</text:p>
      <text:p text:style-name="P8">Case 5: Anändare håller ner vänster och höger piltangent samtidigt.</text:p>
      <text:p text:style-name="P8">Case 6: Test av maxgräns X-led. Genom användare styr enhet till gräns av Canvas.</text:p>
      <text:p text:style-name="P11">Case 7: Test av maxgräns Y-led. Genom användare styr enhet till gräns av Canvas.</text:p>
      <text:p text:style-name="P11"/>
      <text:p text:style-name="P7">Test av <text:span text:style-name="T8">BK 2.1</text:span><text:span text:style-name="T9"> Spelet ska ha minst 2 vapen, ett som skjuter linjärt och ett som rör sig i en radie mot nedslagsplatsen.</text:span></text:p>
      <text:p text:style-name="P13"/>
      <text:p text:style-name="P8"><text:span text:style-name="T8">Förkrav:</text:span><text:span text:style-name="T9"> Testet startar när index.html laddas klart och utförs i Firefox.</text:span></text:p>
      <text:p text:style-name="P11"/>
      <text:p text:style-name="P12">Utförande: </text:p>
      <text:p text:style-name="P11">Case 1: Test av linjär projektil i Y-Led. Genom trycka på Space key.</text:p>
      <text:p text:style-name="P11"/>
      <text:p text:style-name="P7"><text:span text:style-name="T9">Test av </text:span><text:span text:style-name="T8">BK 2.4</text:span><text:span text:style-name="T9"> När en fiende eller egen enhet träffas av attack, så ska den ta skada eller dö.</text:span></text:p>
      <text:p text:style-name="P7"/>
      <text:p text:style-name="P8"><text:span text:style-name="T8">Förkrav:</text:span><text:span text:style-name="T9"> Testet startar när index.html laddas klart och utförs i Firefox. </text:span></text:p>
      <text:p text:style-name="P11"/>
      <text:p text:style-name="P12">Utförande: <text:s/></text:p>
      <text:p text:style-name="P11">Case1: Användare skjuter skott mot mål (hjärtabild) genom placera enhet och trycka space.</text:p>
      <text:p text:style-name="P11">Case2: Användare går mot textur genom använda piltangent höger eller vänster för testa om enhet stannar vid gräns.</text:p>
      <text:p text:style-name="P11">Case3: Användare hoppar upp på textur med up key och pilangent höger för testa om enhet stannar ovanpå textur.</text:p>
      <text:p text:style-name="P11">Case 4: Användare siktar genom använda W eller S key för skjuta linjär projektil i olika vinklar emot mål.</text:p>
      <text:p text:style-name="P8"><text:s/></text:p>
      <text:p text:style-name="P7"><text:span text:style-name="T9">Test av </text:span><text:span text:style-name="T8">BK 3.3</text:span><text:span text:style-name="T9"> Terräng ska vara varierande och taktiskt utmanande.</text:span></text:p>
      <text:p text:style-name="P13"/>
      <text:p text:style-name="P8"><text:span text:style-name="T8">Förkrav:</text:span><text:span text:style-name="T9"> Testet startar när index.html laddas klart och utförs i Firefox. </text:span></text:p>
      <text:p text:style-name="P11"/>
      <text:p text:style-name="P11">Utförande:</text:p>
      <text:p text:style-name="P11">Case1: Gör ej test av detta utan endast visuell kontroll. </text:p>
      <text:p text:style-name="P6"><text:soft-page-break/></text:p>
      <table:table table:name="BlackboxtestStoryID6" table:style-name="BlackboxtestStoryID6">
        <table:table-column table:style-name="BlackboxtestStoryID6.A" table:number-columns-repeated="3"/>
        <table:table-column table:style-name="BlackboxtestStoryID6.D"/>
        <table:table-row>
          <table:table-cell table:style-name="BlackboxtestStoryID6.A1" office:value-type="string">
            <text:p text:style-name="P2">Test av BK</text:p>
          </table:table-cell>
          <table:table-cell table:style-name="BlackboxtestStoryID6.A1" office:value-type="string">
            <text:p text:style-name="P2">Beskrivning</text:p>
          </table:table-cell>
          <table:table-cell table:style-name="BlackboxtestStoryID6.A1" office:value-type="string">
            <text:p text:style-name="P2">Förväntat Resultat</text:p>
          </table:table-cell>
          <table:table-cell table:style-name="BlackboxtestStoryID6.D1" office:value-type="string">
            <text:p text:style-name="P2">Utfall</text:p>
          </table:table-cell>
        </table:table-row>
        <table:table-row>
          <table:table-cell table:style-name="BlackboxtestStoryID6.A2" office:value-type="string">
            <text:p text:style-name="P3">BK2.2 Case 1</text:p>
          </table:table-cell>
          <table:table-cell table:style-name="BlackboxtestStoryID6.A2" office:value-type="string">
            <text:p text:style-name="P3">Vänster piltangent hålls ned.</text:p>
          </table:table-cell>
          <table:table-cell table:style-name="BlackboxtestStoryID6.A2" office:value-type="string">
            <text:p text:style-name="P3">Spelobjektet rör sig vänster.</text:p>
          </table:table-cell>
          <table:table-cell table:style-name="BlackboxtestStoryID6.D2" office:value-type="string">
            <text:p text:style-name="P3">Spelobjektet rör sig vänster.</text:p>
          </table:table-cell>
        </table:table-row>
        <table:table-row>
          <table:table-cell table:style-name="BlackboxtestStoryID6.A2" office:value-type="string">
            <text:p text:style-name="P3">BK2.2 Case 2</text:p>
          </table:table-cell>
          <table:table-cell table:style-name="BlackboxtestStoryID6.A2" office:value-type="string">
            <text:p text:style-name="P3">Höger piltangent hålls ned.</text:p>
          </table:table-cell>
          <table:table-cell table:style-name="BlackboxtestStoryID6.A2" office:value-type="string">
            <text:p text:style-name="P3">Spelobjektet rör sig Höger.</text:p>
          </table:table-cell>
          <table:table-cell table:style-name="BlackboxtestStoryID6.D2" office:value-type="string">
            <text:p text:style-name="P3">Spelobjektet rör sig höger.</text:p>
          </table:table-cell>
        </table:table-row>
        <table:table-row>
          <table:table-cell table:style-name="BlackboxtestStoryID6.A2" office:value-type="string">
            <text:p text:style-name="P3">BK2.2 Case 3</text:p>
          </table:table-cell>
          <table:table-cell table:style-name="BlackboxtestStoryID6.A2" office:value-type="string">
            <text:p text:style-name="P3"/>
            <text:p text:style-name="P3">Upp piltangent hålls ned.</text:p>
          </table:table-cell>
          <table:table-cell table:style-name="BlackboxtestStoryID6.A2" office:value-type="string">
            <text:p text:style-name="P3">Enhet ska Göra ett hopp.</text:p>
          </table:table-cell>
          <table:table-cell table:style-name="BlackboxtestStoryID6.D4" office:value-type="string">
            <text:p text:style-name="P3">Ett hopp sker och fungerar, men behöver arbetas vidare med för få en jämnare animation.</text:p>
          </table:table-cell>
        </table:table-row>
        <table:table-row>
          <table:table-cell table:style-name="BlackboxtestStoryID6.A2" office:value-type="string">
            <text:p text:style-name="P3">BK2.2 Case 4</text:p>
          </table:table-cell>
          <table:table-cell table:style-name="BlackboxtestStoryID6.A2" office:value-type="string">
            <text:p text:style-name="P3">Ner piltangent hålls ned.</text:p>
          </table:table-cell>
          <table:table-cell table:style-name="BlackboxtestStoryID6.A2" office:value-type="string">
            <text:p text:style-name="P3">Spelobjektet rör sig Ner.</text:p>
          </table:table-cell>
          <table:table-cell table:style-name="BlackboxtestStoryID6.D2" office:value-type="string">
            <text:p text:style-name="P3">Spelobjektet rör sig ner.</text:p>
          </table:table-cell>
        </table:table-row>
        <table:table-row>
          <table:table-cell table:style-name="BlackboxtestStoryID6.A2" office:value-type="string">
            <text:p text:style-name="P3">BK2.2 Case 5</text:p>
          </table:table-cell>
          <table:table-cell table:style-name="BlackboxtestStoryID6.A2" office:value-type="string">
            <text:p text:style-name="P3">Håller ned både vänster och höger piltangent.</text:p>
          </table:table-cell>
          <table:table-cell table:style-name="BlackboxtestStoryID6.A2" office:value-type="string">
            <text:p text:style-name="P3">Spelobjektet rör sig inte.</text:p>
          </table:table-cell>
          <table:table-cell table:style-name="BlackboxtestStoryID6.D2" office:value-type="string">
            <text:p text:style-name="P3">Spelobjektet rör sig inte.</text:p>
          </table:table-cell>
        </table:table-row>
        <table:table-row>
          <table:table-cell table:style-name="BlackboxtestStoryID6.A2" office:value-type="string">
            <text:p text:style-name="P3">BK2.1 Case 1</text:p>
          </table:table-cell>
          <table:table-cell table:style-name="BlackboxtestStoryID6.A2" office:value-type="string">
            <text:p text:style-name="P3">Test om skott av projektil fungerar när space trycks ned.. (Fungerar nu i alla vinklar)</text:p>
          </table:table-cell>
          <table:table-cell table:style-name="BlackboxtestStoryID6.A2" office:value-type="string">
            <text:p text:style-name="P3">Att se ett eller flera skott.</text:p>
          </table:table-cell>
          <table:table-cell table:style-name="BlackboxtestStoryID6.D2" office:value-type="string">
            <text:p text:style-name="P3">Flera skott syns. När space trycks ned.</text:p>
          </table:table-cell>
        </table:table-row>
        <table:table-row>
          <table:table-cell table:style-name="BlackboxtestStoryID6.A2" office:value-type="string">
            <text:p text:style-name="P3">BK2.2 Case 6</text:p>
          </table:table-cell>
          <table:table-cell table:style-name="BlackboxtestStoryID6.A2" office:value-type="string">
            <text:p text:style-name="P3">Piltangent hålls ner tills fönstergräns nås.</text:p>
          </table:table-cell>
          <table:table-cell table:style-name="BlackboxtestStoryID6.A2" office:value-type="string">
            <text:p text:style-name="P3">Att markör stannar vid vid maxgräns X-led.</text:p>
          </table:table-cell>
          <table:table-cell table:style-name="BlackboxtestStoryID6.D2" office:value-type="string">
            <text:p text:style-name="P3">Enhet stannar vid båda maxgränser i X-led.</text:p>
          </table:table-cell>
        </table:table-row>
        <table:table-row>
          <table:table-cell table:style-name="BlackboxtestStoryID6.A2" office:value-type="string">
            <text:p text:style-name="P3">BK2.2 Case 7</text:p>
          </table:table-cell>
          <table:table-cell table:style-name="BlackboxtestStoryID6.A2" office:value-type="string">
            <text:p text:style-name="P3">Piltangent hålls ner tills fönstergräns nås.</text:p>
          </table:table-cell>
          <table:table-cell table:style-name="BlackboxtestStoryID6.A2" office:value-type="string">
            <text:p text:style-name="P3">Att markör stannar vid vid maxgräns Y-led.</text:p>
          </table:table-cell>
          <table:table-cell table:style-name="BlackboxtestStoryID6.D2" office:value-type="string">
            <text:p text:style-name="P3">Enhet stannar vid båda maxgränser i Y-led.</text:p>
          </table:table-cell>
        </table:table-row>
        <table:table-row>
          <table:table-cell table:style-name="BlackboxtestStoryID6.A2" office:value-type="string">
            <text:p text:style-name="P3">BK2.4 Case 1</text:p>
          </table:table-cell>
          <table:table-cell table:style-name="BlackboxtestStoryID6.A2" office:value-type="string">
            <text:p text:style-name="P3">När skott avfyras på space, mot mål (hjärtanbild) </text:p>
          </table:table-cell>
          <table:table-cell table:style-name="BlackboxtestStoryID6.A2" office:value-type="string">
            <text:p text:style-name="P3">Hjärtat ska försvinna och ett nytt skapas på spelplan.</text:p>
          </table:table-cell>
          <table:table-cell table:style-name="BlackboxtestStoryID6.D2" office:value-type="string">
            <text:p text:style-name="P3">Hjärtat försvinner</text:p>
          </table:table-cell>
        </table:table-row>
        <table:table-row>
          <table:table-cell table:style-name="BlackboxtestStoryID6.A2" office:value-type="string">
            <text:p text:style-name="P3">BK2.4 Case 2</text:p>
          </table:table-cell>
          <table:table-cell table:style-name="BlackboxtestStoryID6.A2" office:value-type="string">
            <text:p text:style-name="P3">Piltangent används för styra enhet mot texturvägg.</text:p>
          </table:table-cell>
          <table:table-cell table:style-name="BlackboxtestStoryID6.A2" office:value-type="string">
            <text:p text:style-name="P3">Enheten stannar vid kanten.</text:p>
          </table:table-cell>
          <table:table-cell table:style-name="BlackboxtestStoryID6.D2" office:value-type="string">
            <text:p text:style-name="P3">Enheten stannar vid kanten.</text:p>
          </table:table-cell>
        </table:table-row>
        <table:table-row>
          <table:table-cell table:style-name="BlackboxtestStoryID6.A2" office:value-type="string">
            <text:p text:style-name="P3">BK2.4 Case 3</text:p>
          </table:table-cell>
          <table:table-cell table:style-name="BlackboxtestStoryID6.A2" office:value-type="string">
            <text:p text:style-name="P3">Space används för hoppa upp på textur.</text:p>
          </table:table-cell>
          <table:table-cell table:style-name="BlackboxtestStoryID6.A2" office:value-type="string">
            <text:p text:style-name="P3">Enheten stannar ovanpå textur.</text:p>
          </table:table-cell>
          <table:table-cell table:style-name="BlackboxtestStoryID6.D2" office:value-type="string">
            <text:p text:style-name="P3">Enheten stannar ovanpå textur.</text:p>
          </table:table-cell>
        </table:table-row>
        <table:table-row>
          <table:table-cell table:style-name="BlackboxtestStoryID6.A2" office:value-type="string">
            <text:p text:style-name="P3">BK2.4 Case 4</text:p>
          </table:table-cell>
          <table:table-cell table:style-name="BlackboxtestStoryID6.A2" office:value-type="string">
            <text:p text:style-name="P3">W används för höja sikte och S för sänka</text:p>
          </table:table-cell>
          <table:table-cell table:style-name="BlackboxtestStoryID6.A2" office:value-type="string">
            <text:p text:style-name="P3">När testare träffar hjärtanmål så ska det försvinna och ny skapas.</text:p>
          </table:table-cell>
          <table:table-cell table:style-name="BlackboxtestStoryID6.D2" office:value-type="string">
            <text:p text:style-name="P3">Hjärtat försvinner och nytt skapas.</text:p>
          </table:table-cell>
        </table:table-row>
        <table:table-row>
          <table:table-cell table:style-name="BlackboxtestStoryID6.A2" office:value-type="string">
            <text:p text:style-name="P3">BK3.3 Case 1</text:p>
          </table:table-cell>
          <table:table-cell table:style-name="BlackboxtestStoryID6.A2" office:value-type="string">
            <text:p text:style-name="P3">Visuell kontroll</text:p>
          </table:table-cell>
          <table:table-cell table:style-name="BlackboxtestStoryID6.A2" office:value-type="string">
            <text:p text:style-name="P3">Ok utseende</text:p>
          </table:table-cell>
          <table:table-cell table:style-name="BlackboxtestStoryID6.D2" office:value-type="string">
            <text:p text:style-name="P3">Ok utseende</text:p>
          </table:table-cell>
        </table:table-row>
      </table:table>
      <text:p text:style-name="P9"/>
      <text:p text:style-name="P9"/>
      <text:p text:style-name="P9">Testkommentarer:</text:p>
      <text:list xml:id="list8602872777680726111" text:style-name="L1">
        <text:list-item>
          <text:p text:style-name="P14"><text:s/><text:span text:style-name="T4">BK2.2 Case 3: </text:span><text:span text:style-name="T3"><text:s/></text:span><text:span text:style-name="T7">visserligen sker ett hopp, men även här måste det förbättras för ge en bättre spelupplevelse.</text:span></text:p>
        </text:list-item>
        <text:list-item>
          <text:p text:style-name="P15"><text:soft-page-break/><text:span text:style-name="T4">BK2.4 Case 3:</text:span> Har endast testats visuallt av mig utvecklare, sprites ritas ut som förväntat på spelplan, i detta stadie har jag använt en array, jag kommer vidareutveckla array för rita ut mer levende banor. Dock kommer spritebild som används ersättas vid senare utveckling.</text:p>
        </text:list-item>
        <text:list-item>
          <text:p text:style-name="P15"><text:span text:style-name="T3">T</text:span><text:span text:style-name="T4">BK2.4 Case 4</text:span> :Jag har i StoryID 19 implementerat ny kod för kollision mellan enhet och textur och den fungerar nu mycket bra. Förutom vid Ett hopp då jag går igenom textur underifrån, men allt annat fungerar som det ska. En anledning att jag lämnar det orört för nu vid hopp är att jag funderar på refaktorera och omarbeta koden för det enligt StoryID (9).</text:p>
          <text:list>
            <text:list-item>
              <text:list>
                <text:list-item>
                  <text:list>
                    <text:list-item>
                      <text:list>
                        <text:list-item>
                          <text:list>
                            <text:list-item>
                              <text:list>
                                <text:list-item>
                                  <text:list>
                                    <text:list-item>
                                      <text:list>
                                        <text:list-item>
                                          <text:list>
                                            <text:list-header>
                                              <text:p text:style-name="P15"/>
                                            </text:list-header>
                                          </text:list>
                                        </text:list-item>
                                      </text:list>
                                    </text:list-item>
                                  </text:list>
                                </text:list-item>
                              </text:list>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David Grenmyr 2014-04-2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5M16S</meta:editing-duration>
    <meta:editing-cycles>16</meta:editing-cycles>
    <meta:generator>OpenOffice/4.0.1$Win32 OpenOffice.org_project/401m5$Build-9714</meta:generator>
    <dc:date>2014-06-04T14:51:42.83</dc:date>
    <meta:document-statistic meta:table-count="1" meta:image-count="0" meta:object-count="0" meta:page-count="3" meta:paragraph-count="94" meta:word-count="827" meta:character-count="4899"/>
    <meta:user-defined meta:name="Info 1"/>
    <meta:user-defined meta:name="Info 2"/>
    <meta:user-defined meta:name="Info 3"/>
    <meta:user-defined meta:name="Info 4"/>
  </office:meta>
</office:document-meta>
</file>